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o conflict 100 2</text:p>
          </table:table-cell>
          <table:table-cell table:number-columns-repeated="3"/>
          <table:table-cell office:value-type="string" calcext:value-type="string">
            <text:p>500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912453.01592" calcext:value-type="float">
            <text:p>1456912453.01592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float" office:value="1456912822.19316" calcext:value-type="float">
            <text:p>1456912822.19316</text:p>
          </table:table-cell>
          <table:table-cell/>
        </table:table-row>
        <table:table-row table:style-name="ro1">
          <table:table-cell office:value-type="string" calcext:value-type="string">
            <text:p>finish1</text:p>
          </table:table-cell>
          <table:table-cell office:value-type="float" office:value="1456912464.80437" calcext:value-type="float">
            <text:p>1456912464.80437</text:p>
          </table:table-cell>
          <table:table-cell table:formula="of:=[.B6]-[.B5]" office:value-type="float" office:value="11.7884471416473" calcext:value-type="float">
            <text:p>11.7884471416</text:p>
          </table:table-cell>
          <table:table-cell/>
          <table:table-cell office:value-type="string" calcext:value-type="string">
            <text:p>finish1</text:p>
          </table:table-cell>
          <table:table-cell office:value-type="float" office:value="1456912886.19509" calcext:value-type="float">
            <text:p>1456912886.19509</text:p>
          </table:table-cell>
          <table:table-cell table:formula="of:=[.F6]-[.F5]" office:value-type="float" office:value="64.0019280910492" calcext:value-type="float">
            <text:p>64.001928091</text:p>
          </table:table-cell>
        </table:table-row>
        <table:table-row table:style-name="ro1">
          <table:table-cell office:value-type="string" calcext:value-type="string">
            <text:p>finish2</text:p>
          </table:table-cell>
          <table:table-cell office:value-type="float" office:value="1456912464.86392" calcext:value-type="float">
            <text:p>1456912464.86392</text:p>
          </table:table-cell>
          <table:table-cell table:formula="of:=[.B7]-[.B5]" office:value-type="float" office:value="11.8479959964752" calcext:value-type="float">
            <text:p>11.8479959965</text:p>
          </table:table-cell>
          <table:table-cell/>
          <table:table-cell office:value-type="string" calcext:value-type="string">
            <text:p>finish2</text:p>
          </table:table-cell>
          <table:table-cell office:value-type="float" office:value="1456912886.27049" calcext:value-type="float">
            <text:p>1456912886.27049</text:p>
          </table:table-cell>
          <table:table-cell table:formula="of:=[.F7]-[.F5]" office:value-type="float" office:value="64.0773241519928" calcext:value-type="float">
            <text:p>64.0773241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0 4</text:p>
          </table:table-cell>
          <table:table-cell table:number-columns-repeated="3"/>
          <table:table-cell office:value-type="string" calcext:value-type="string">
            <text:p>500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913894.3439" calcext:value-type="float">
            <text:p>1456913894.3439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float" office:value="1456914007.95647" calcext:value-type="float">
            <text:p>1456914007.95647</text:p>
          </table:table-cell>
          <table:table-cell/>
        </table:table-row>
        <table:table-row table:style-name="ro1">
          <table:table-cell office:value-type="string" calcext:value-type="string">
            <text:p>finish1</text:p>
          </table:table-cell>
          <table:table-cell office:value-type="float" office:value="1456913920.88389" calcext:value-type="float">
            <text:p>1456913920.88389</text:p>
          </table:table-cell>
          <table:table-cell table:formula="of:=[.B11]-[.B10]" office:value-type="float" office:value="26.5399889945984" calcext:value-type="float">
            <text:p>26.5399889946</text:p>
          </table:table-cell>
          <table:table-cell/>
          <table:table-cell office:value-type="string" calcext:value-type="string">
            <text:p>finish1</text:p>
          </table:table-cell>
          <table:table-cell office:value-type="float" office:value="1456914136.11444" calcext:value-type="float">
            <text:p>1456914136.11444</text:p>
          </table:table-cell>
          <table:table-cell table:formula="of:=[.F11]-[.F10]" office:value-type="float" office:value="128.157965898514" calcext:value-type="float">
            <text:p>128.1579658985</text:p>
          </table:table-cell>
        </table:table-row>
        <table:table-row table:style-name="ro1">
          <table:table-cell office:value-type="string" calcext:value-type="string">
            <text:p>finish2</text:p>
          </table:table-cell>
          <table:table-cell table:number-columns-repeated="3"/>
          <table:table-cell office:value-type="string" calcext:value-type="string">
            <text:p>finish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flict 100 2</text:p>
          </table:table-cell>
          <table:table-cell table:number-columns-repeated="3"/>
          <table:table-cell office:value-type="string" calcext:value-type="string">
            <text:p>500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912699.41418" calcext:value-type="float">
            <text:p>1456912699.41418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float" office:value="1456913105.70647" calcext:value-type="float">
            <text:p>1456913105.70647</text:p>
          </table:table-cell>
          <table:table-cell/>
        </table:table-row>
        <table:table-row table:style-name="ro1">
          <table:table-cell office:value-type="string" calcext:value-type="string">
            <text:p>finish1</text:p>
          </table:table-cell>
          <table:table-cell office:value-type="float" office:value="1456912712.24263" calcext:value-type="float">
            <text:p>1456912712.24263</text:p>
          </table:table-cell>
          <table:table-cell table:formula="of:=[.B17]-[.B16]" office:value-type="float" office:value="12.828449010849" calcext:value-type="float">
            <text:p>12.8284490108</text:p>
          </table:table-cell>
          <table:table-cell/>
          <table:table-cell office:value-type="string" calcext:value-type="string">
            <text:p>finish1</text:p>
          </table:table-cell>
          <table:table-cell office:value-type="float" office:value="1456913181.29592" calcext:value-type="float">
            <text:p>1456913181.29592</text:p>
          </table:table-cell>
          <table:table-cell table:formula="of:=[.F17]-[.F16]" office:value-type="float" office:value="75.5894560813904" calcext:value-type="float">
            <text:p>75.5894560814</text:p>
          </table:table-cell>
        </table:table-row>
        <table:table-row table:style-name="ro1">
          <table:table-cell office:value-type="string" calcext:value-type="string">
            <text:p>finish2</text:p>
          </table:table-cell>
          <table:table-cell table:number-columns-repeated="3"/>
          <table:table-cell office:value-type="string" calcext:value-type="string">
            <text:p>finish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0 4</text:p>
          </table:table-cell>
          <table:table-cell table:number-columns-repeated="3"/>
          <table:table-cell office:value-type="string" calcext:value-type="string">
            <text:p>500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914193.40898" calcext:value-type="float">
            <text:p>1456914193.40898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float" office:value="1456914367.45597" calcext:value-type="float">
            <text:p>1456914367.45597</text:p>
          </table:table-cell>
          <table:table-cell/>
        </table:table-row>
        <table:table-row table:style-name="ro1">
          <table:table-cell office:value-type="string" calcext:value-type="string">
            <text:p>finish1</text:p>
          </table:table-cell>
          <table:table-cell office:value-type="float" office:value="1456914221.84464" calcext:value-type="float">
            <text:p>1456914221.84464</text:p>
          </table:table-cell>
          <table:table-cell table:formula="of:=[.B22]-[.B21]" office:value-type="float" office:value="28.4356608390808" calcext:value-type="float">
            <text:p>28.4356608391</text:p>
          </table:table-cell>
          <table:table-cell/>
          <table:table-cell office:value-type="string" calcext:value-type="string">
            <text:p>finish1</text:p>
          </table:table-cell>
          <table:table-cell office:value-type="float" office:value="1456914505.33744" calcext:value-type="float">
            <text:p>1456914505.33744</text:p>
          </table:table-cell>
          <table:table-cell table:formula="of:=[.F22]-[.F21]" office:value-type="float" office:value="137.881469011307" calcext:value-type="float">
            <text:p>137.8814690113</text:p>
          </table:table-cell>
        </table:table-row>
        <table:table-row table:style-name="ro1">
          <table:table-cell office:value-type="string" calcext:value-type="string">
            <text:p>finish2</text:p>
          </table:table-cell>
          <table:table-cell office:value-type="float" office:value="1456914221.94163" calcext:value-type="float">
            <text:p>1456914221.94163</text:p>
          </table:table-cell>
          <table:table-cell table:formula="of:=[.B23]-[.B21]" office:value-type="float" office:value="28.532646894455" calcext:value-type="float">
            <text:p>28.5326468945</text:p>
          </table:table-cell>
          <table:table-cell/>
          <table:table-cell office:value-type="string" calcext:value-type="string">
            <text:p>finish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0:54:58.967989060</meta:creation-date>
    <dc:date>2016-03-02T11:29:34.073836513</dc:date>
    <meta:editing-duration>PT29M54S</meta:editing-duration>
    <meta:editing-cycles>8</meta:editing-cycles>
    <meta:generator>LibreOffice/4.2.8.2$Linux_x86 LibreOffice_project/420m0$Build-2</meta:generator>
    <meta:document-statistic meta:table-count="1" meta:cell-count="62" meta:object-count="0"/>
  </office:meta>
</office:document-meta>
</file>